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D-incollo requirements</text:h>
      <text:list text:style-name="L1">
        <text:list-item>
          <text:p text:style-name="P1">The system does not register user private details (ip)<text:line-break/>MUST</text:p>
        </text:list-item>
        <text:list-item>
          <text:p text:style-name="P1">The system does not allow registered users<text:line-break/>MUST</text:p>
        </text:list-item>
        <text:list-item>
          <text:p text:style-name="P1">The system removes a paste after 30 days without visualization<text:line-break/>MUST</text:p>
        </text:list-item>
        <text:list-item>
          <text:p text:style-name="P1">The system must be image-less<text:line-break/>SHOULD</text:p>
        </text:list-item>
        <text:list-item>
          <text:p text:style-name="P1">The system provides nice AJAX effects<text:line-break/>MAY</text:p>
        </text:list-item>
        <text:list-item>
          <text:p text:style-name="P1">The system provides statistics about pastes<text:line-break/>MAY</text:p>
        </text:list-item>
        <text:list-item>
          <text:p text:style-name="P1">An administrator is the unique registered user<text:line-break/>MUST</text:p>
        </text:list-item>
        <text:list-item>
          <text:p text:style-name="P1">An administrator can modify a paste<text:line-break/>MUST</text:p>
        </text:list-item>
        <text:list-item>
          <text:p text:style-name="P1">An administrator can delete a paste<text:line-break/>MUST</text:p>
        </text:list-item>
        <text:list-item>
          <text:p text:style-name="P1">An administrator visualizes user reports<text:line-break/>SHOULD</text:p>
        </text:list-item>
        <text:list-item>
          <text:p text:style-name="P1">A user can submit a paste<text:line-break/>MUST</text:p>
        </text:list-item>
        <text:list-item>
          <text:p text:style-name="P1">A user can not modify a paste<text:line-break/>MUST</text:p>
        </text:list-item>
        <text:list-item>
          <text:p text:style-name="P1">A user can not delete a paste<text:line-break/>MUST</text:p>
        </text:list-item>
        <text:list-item>
          <text:p text:style-name="P1">A user can visualize a paste<text:line-break/>MUST</text:p>
        </text:list-item>
        <text:list-item>
          <text:p text:style-name="P1">A user can download a paste as text file<text:line-break/>MUST</text:p>
        </text:list-item>
        <text:list-item>
          <text:p text:style-name="P1">A user can report a paste to the administrator<text:line-break/>SHOULD</text:p>
        </text:list-item>
        <text:list-item>
          <text:p text:style-name="P1">A user can choose a syntax highlight for a paste<text:line-break/>MUST</text:p>
        </text:list-item>
        <text:list-item>
          <text:p text:style-name="P1">A user can search pastes<text:line-break/>MUST</text:p>
        </text:list-item>
        <text:list-item>
          <text:p text:style-name="P1">A user is a anonymous user<text:line-break/>MUST</text:p>
        </text:list-item>
        <text:list-item>
          <text:p text:style-name="P1">A paste is not protected against public access<text:line-break/>MUST</text:p>
        </text:list-item>
        <text:list-item>
          <text:p text:style-name="P1">A paste is uniquely made by plain text<text:line-break/>MUST</text:p>
        </text:list-item>
        <text:list-item>
          <text:p text:style-name="P1">A paste visualization must be reasonably fast for slow connections (define fast)<text:line-break/>SHOU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 Graziotin</meta:initial-creator>
    <meta:creation-date>2008-09-24T09:56:09</meta:creation-date>
    <dc:creator>Daniel Graziotin</dc:creator>
    <dc:date>2008-09-24T12:12:16</dc:date>
    <meta:editing-cycles>33</meta:editing-cycles>
    <meta:editing-duration>PT2H16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86" meta:character-count="1021"/>
  </office:meta>
</office:document-meta>
</file>